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201000002BA000002B84EB9886F.png"/>
  <manifest:file-entry manifest:media-type="image/png" manifest:full-path="Object 1/Pictures/10000201000002BC000002BBA9B5FA6C.png"/>
  <manifest:file-entry manifest:media-type="image/png" manifest:full-path="Object 1/Pictures/10000201000002BA000002BB896E5C35.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master-page-name="">
      <style:paragraph-properties style:page-number="auto" fo:break-before="column" style:shadow="none" fo:keep-with-next="always"/>
    </style:style>
    <style:style style:name="P4" style:family="paragraph" style:parent-style-name="Standard">
      <style:paragraph-properties style:shadow="none"/>
    </style:style>
    <style:style style:name="P5" style:family="paragraph" style:parent-style-name="Standard">
      <style:paragraph-properties fo:text-align="center" style:justify-single-word="false" style:shadow="none"/>
      <style:text-properties fo:font-style="italic" style:font-style-asian="italic" style:font-style-complex="italic"/>
    </style:style>
    <style:style style:name="P6" style:family="paragraph" style:parent-style-name="Standard">
      <style:paragraph-properties style:shadow="none"/>
    </style:style>
    <style:style style:name="P7" style:family="paragraph" style:parent-style-name="Standard">
      <style:paragraph-properties fo:text-align="center" style:justify-single-word="false" style:shadow="none"/>
      <style:text-properties fo:font-style="italic" style:font-style-asian="italic" style:font-style-complex="italic"/>
    </style:style>
    <style:style style:name="P8" style:family="paragraph" style:parent-style-name="Standard">
      <style:paragraph-properties fo:text-align="start" style:justify-single-word="false" style:shadow="none"/>
      <style:text-properties fo:font-style="normal" style:font-style-asian="normal" style:font-style-complex="normal"/>
    </style:style>
    <style:style style:name="P9" style:family="paragraph" style:parent-style-name="Standard" style:master-page-name="">
      <style:paragraph-properties fo:widows="2" style:page-number="auto" style:shadow="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tab/>MiniMax Algorithmus</text:p>
      <text:p text:style-name="P2"/>
      <text:p text:style-name="P3">Der MiniMax Algorithmus ist ein informatischer Ansatz zur Lösung von</text:p>
      <text:p text:style-name="P4">Zwei-Spieler-Nullsummenspielen. Er basiert auf dem MiniMax Prinzip in dem zur Voraussage eines Gewinns immer der schlechtest mögliche Weg genommen wird (daher auch pessimistisches Prinzip). Dadurch lässt sich immer ein absolut sicher erreichbares Ergebnis voraussagen.</text:p>
      <text:p text:style-name="P4">In unserem Fall bedeutet das also, dass davon ausgegangen wird das der Gegner immer den bestmöglichen Zug macht (das wäre der schlechteste Fall).</text:p>
      <text:p text:style-name="P4">Es muss also versucht werden,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1 für das Gewinnen des Spiels und -1 für das Verlieren. Ein Gleichstand würde mit 0 bewertet werden.</text:p>
      <text:p text:style-name="P5"><draw:frame draw:style-name="fr1" draw:name="Objekt1" text:anchor-type="paragraph" svg:x="0.787cm" svg:y="0.228cm" svg:width="15.124cm" svg:height="9.765cm" draw:z-index="0"><draw:object xlink:href="./Object 1" xlink:type="simple" xlink:show="embed" xlink:actuate="onLoad"/><draw:image xlink:href="./ObjectReplacements/Object 1" xlink:type="simple" xlink:show="embed" xlink:actuate="onLoad"/></draw:frame>Abbildung 2.1: Modell eines MiniMax Suchbaums mit Tiefe 3 ausgehend von der Dame Startposition</text:p>
      <text:p text:style-name="P4"/>
      <text:p text:style-name="P4">In Abbildung 2.1 sehen wir die Arbeitsweise des MiniMax mit einer festen Tiefe. In Tiefe 0 wird für</text:p>
      <text:p text:style-name="P4">jeden Zug, der auf dem momentanen Spielfeld möglich ist, ein neuer Ast erstellt. Jeder dieser Äste erstellt neue Zweige nach dem gleichen Prinzip, allerdings wird hier die ursprüngliche Spielfeldsituation mit dem ausgeführten Zug des Elternknotens als Ursprung genommen.</text:p>
      <text:p text:style-name="P4">Der aufgebaute Suchbaum wird post-order<text:note text:id="ftn0" text:note-class="footnote"><text:note-citation>1</text:note-citation><text:note-body><text:p text:style-name="Footnote">Die post-order Traversierung beschreibt in der Informatik eine Methode der Suchbaumtraversierung. Hierbei wird immer zuerst die linkeste <text:s/>des Knotens, danach die rechteren Wurzeln und zum Schluss der Knoten selbst abgearbeitet.</text:p></text:note-body></text:note> traversiert. Die Evaluation wird nur in den Blättern<text:note text:id="ftn1" text:note-class="footnote"><text:note-citation>2</text:note-citation><text:note-body><text:p text:style-name="Footnote">Ein Knoten, der keine Kindknoten besitzt wird als Blatt bezeichnet.</text:p></text:note-body></text:note> durchgeführt, das Ergebnis wird dabei zum Elternknoten hochpropagiert. Dieser vergleicht alle Ergebnisse der Kindknoten und bestimmt, je nachdem ob es eine Min-Ebe</text:p>
      <text:p text:style-name="P4">Das ermöglicht dem MiniMax je nach Suchtiefe mehrere Züge vorauszuberechnen und so einen besseren Überblick über Langzeitfolgen des Zuges zu bekommen.</text:p>
      <text:p text:style-name="P9">Wie in der Abbildung zu sehen ist, wird die Anzahl der zu berechnenden Situationen pro Tiefe exponentiell größer. Linear dazu steigt auch der Rechenaufwand und somit auch die Rechenzeit. <text:soft-page-break/>Dieses lässt sich aus den folgenden, empirisch mit der Auswertungsfunktion der Checkers Simulation 2.0 erhobenen Ergebnissen schlussfolgern. Dafür wurde der Durchschnittswert aus jeweils 100 Spielen ermittelt.</text:p>
      <text:p text:style-name="P4"><draw:frame draw:style-name="fr1" draw:name="Objekt2" text:anchor-type="paragraph" svg:x="0.501cm" svg:y="0.228cm" svg:width="15.998cm" svg:height="8.759cm" draw:z-index="1"><draw:object xlink:href="./Object 2" xlink:type="simple" xlink:show="embed" xlink:actuate="onLoad"/><draw:image xlink:href="./ObjectReplacements/Object 2" xlink:type="simple" xlink:show="embed" xlink:actuate="onLoad"/></draw:frame></text:p>
      <text:p text:style-name="P5">Abbildung 2.2: Durchschnittliche Zugzeiten des MiniMax in Millisekunden mit verschiedenen Maximaltiefen</text:p>
      <text:p text:style-name="P5"/>
      <text:p text:style-name="P8">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8">Daher haben wir eine Bewertungsfunktion entwickelt, die andere Parameter zur Bewertung nutzt.</text:p>
      <text:p text:style-name="P8"><draw:frame draw:style-name="fr2" draw:name="Objekt3" text:anchor-type="as-char" svg:y="0.18cm" svg:width="11.855cm" svg:height="1.087cm" draw:z-index="2"><draw:object xlink:href="./Object 3" xlink:type="simple" xlink:show="embed" xlink:actuate="onLoad"/><draw:image xlink:href="./ObjectReplacements/Object 3" xlink:type="simple" xlink:show="embed" xlink:actuate="onLoad"/></draw:frame></text:p>
      <text:p text:style-name="P8">Diese Funktion berechnet, wie viele Figuren des Gegners geschlagen wurden und wie viele Figuren von einem selbst. Je mehr Figuren des Gegners geschlagen wurden, desto höher ist die Bewertung.</text:p>
      <text:p text:style-name="P8">Für jede eigene geschlagene Figur wird allerdings ein Punkt abgezogen. Dadurch lässt sich, ohne die Endsituation zu kennen, eine zuverlässige Gewinnprognose erst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6T17:07:21.61</meta:creation-date>
    <dc:date>2018-01-08T21:20:23.14</dc:date>
    <dc:creator>Till Brinkmann</dc:creator>
    <meta:editing-duration>PT8H38M44S</meta:editing-duration>
    <meta:editing-cycles>33</meta:editing-cycles>
    <meta:generator>OpenOffice/4.1.2$Win32 OpenOffice.org_project/412m3$Build-9782</meta:generator>
    <meta:document-statistic meta:table-count="0" meta:image-count="0" meta:object-count="3" meta:page-count="2" meta:paragraph-count="19" meta:word-count="496" meta:character-count="34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2cm" svg:height="2cm" svg:x="4cm" svg:y="17.1cm">
          <draw:image xlink:href="Pictures/10000201000002BA000002BB896E5C35.png" xlink:type="simple" xlink:show="embed" xlink:actuate="onLoad">
            <text:p/>
          </draw:image>
        </draw:frame>
        <draw:frame draw:style-name="gr6" draw:text-style-name="P3" draw:layer="layout" svg:width="2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098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